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OpenSymbol" svg:font-family="OpenSymbol"/>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メイリオ3" fo:font-size="12pt" fo:letter-spacing="normal" fo:font-style="normal" fo:font-weight="normal" style:font-name-asian="メイリオ3" style:font-size-asian="12pt" style:language-asian="ja" style:country-asian="JP" style:font-weight-asian="normal" style:font-size-complex="12pt" style:font-weight-complex="normal"/>
    </style:style>
    <style:style style:name="P4" style:family="paragraph" style:parent-style-name="Standard">
      <style:text-properties style:font-name="メイリオ3" fo:font-size="12pt" fo:font-weight="normal" style:font-name-asian="メイリオ3" style:font-size-asian="12pt" style:language-asian="ja" style:country-asian="JP"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language-asian="ja" style:country-asian="JP"/>
    </style:style>
    <style:style style:name="P7" style:family="paragraph" style:parent-style-name="Standard">
      <style:text-properties style:language-asian="ja" style:country-asian="JP"/>
    </style:style>
    <style:style style:name="P8" style:family="paragraph" style:parent-style-name="Standard" style:list-style-name="L1">
      <style:text-properties style:language-asian="ja" style:country-asian="JP"/>
    </style:style>
    <style:style style:name="P9" style:family="paragraph" style:parent-style-name="Standard" style:list-style-name="L2">
      <style:text-properties style:language-asian="ja" style:country-asian="JP"/>
    </style:style>
    <style:style style:name="P10" style:family="paragraph" style:parent-style-name="Standard" style:list-style-name="L3">
      <style:text-properties style:language-asian="ja" style:country-asian="JP"/>
    </style:style>
    <style:style style:name="P11" style:family="paragraph" style:parent-style-name="Standard" style:list-style-name="L4">
      <style:text-properties style:language-asian="ja" style:country-asian="JP"/>
    </style:style>
    <style:style style:name="P12" style:family="paragraph" style:parent-style-name="Standard" style:list-style-name="L5">
      <style:text-properties style:language-asian="ja" style:country-asian="JP"/>
    </style:style>
    <style:style style:name="P13" style:family="paragraph" style:parent-style-name="Standard" style:list-style-name="L6">
      <style:text-properties style:language-asian="ja" style:country-asian="JP"/>
    </style:style>
    <style:style style:name="P14" style:family="paragraph" style:parent-style-name="Standard" style:list-style-name="L1"/>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2013-03-16</text:p>
      <text:p text:style-name="P2"/>
      <text:p text:style-name="P2"/>
      <text:p text:style-name="P2"/>
      <text:p text:style-name="P2"/>
      <text:p text:style-name="P2"/>
      <text:p text:style-name="P2"/>
      <text:p text:style-name="P6"/>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6">コンテンツとは何か？<text:tab/>3</text:p>
          <text:p text:style-name="P17">コンテンツの種類 (extensions)<text:tab/>3</text:p>
          <text:p text:style-name="P17">コンテンツの担当範囲<text:tab/>4</text:p>
          <text:p text:style-name="P16">ローカルリソースファイルの取り扱い<text:tab/>5</text:p>
          <text:p text:style-name="P16">HTMLコンテンツの書式<text:tab/>6</text:p>
          <text:p text:style-name="P17">コンテンツHTMLソースの範囲<text:tab/>6</text:p>
          <text:p text:style-name="P17">コンテンツローカルCSSの読み込み<text:tab/>6</text:p>
          <text:p text:style-name="P16">CSSの書式<text:tab/>8</text:p>
          <text:p text:style-name="P17">定義済みのモジュール<text:tab/>8</text:p>
          <text:p text:style-name="P16">JavaScript<text:tab/>9</text:p>
          <text:p text:style-name="P17">JavaScriptライブラリの利用<text:tab/>9</text:p>
          <text:p text:style-name="P15">テーマがロードするJavaScriptライブラリ<text:tab/>9</text:p>
          <text:p text:style-name="P15">コンテンツによって必要な場合にロードできる共有ライブラリ<text:tab/>9</text:p>
          <text:p text:style-name="P16">コンテンツコーディング規約<text:tab/>10</text:p>
          <text:p text:style-name="P17">内部エンコード<text:tab/>10</text:p>
          <text:p text:style-name="P17">改行コード<text:tab/>10</text:p>
          <text:p text:style-name="P17">インデント<text:tab/>10</text:p>
          <text:p text:style-name="P17">演算子<text:tab/>10</text:p>
          <text:p text:style-name="P17">命名規則<text:tab/>10</text:p>
          <text:p text:style-name="P15">PHPのクラス名<text:tab/>10</text:p>
          <text:p text:style-name="P15">PHPのメソッド名<text:tab/>10</text:p>
          <text:p text:style-name="P15">JavaScriptのオブジェクト名<text:tab/>11</text:p>
          <text:p text:style-name="P15">CSSクラス名<text:tab/>11</text:p>
          <text:p text:style-name="P15">パラメータ、クッキー、セッション、HTTP拡張ヘッダー<text:tab/>11</text:p>
          <text:p text:style-name="P15">その他<text:tab/>11</text:p>
        </text:index-body>
      </text:table-of-content>
      <text:p text:style-name="P2"/>
      <text:p text:style-name="Standard"/>
      <text:p text:style-name="Standard"/>
      <text:p text:style-name="Standard"/>
      <text:p text:style-name="Standard"/>
      <text:p text:style-name="P5"/>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す。コンテンツは、ページレイアウト全体のうち、サイトアイデンティティやナビゲーション部分を含まない領域を担当します。テーマを入れ物とするならば、内容の部分を指します。</text:span></text:p>
      <text:p text:style-name="P2"/>
      <text:h text:style-name="Heading_20_2" text:outline-level="2">コンテンツの種類 (extensions)</text:h>
      <text:p text:style-name="P2">コンテンツには次の種類が定義されています。</text:p>
      <text:p text:style-name="Standard"/>
      <text:list xml:id="list4711173423371970469" text:style-name="L1">
        <text:list-item>
          <text:p text:style-name="P14">html</text:p>
        </text:list-item>
        <text:list-item>
          <text:p text:style-name="P14">php</text:p>
        </text:list-item>
        <text:list-item>
          <text:p text:style-name="P8">txt</text:p>
        </text:list-item>
        <text:list-item>
          <text:p text:style-name="P14">md</text:p>
        </text:list-item>
        <text:list-item>
          <text:p text:style-name="P8">direct</text:p>
        </text:list-item>
        <text:list-item>
          <text:p text:style-name="P14">download</text:p>
        </text:list-item>
        <text:list-item>
          <text:p text:style-name="P14">js</text:p>
        </text:list-item>
        <text:list-item>
          <text:p text:style-name="P14">css</text:p>
        </text:list-item>
      </text:list>
      <text:p text:style-name="Standard"/>
      <text:p text:style-name="P2">これらの種類はextensions と呼ばれ、それぞれ異なる書式で記述されます。extensions はコンテンツファイルの拡張子に指定することで選択されます。デフォルトはhtmlとなります。</text:p>
      <text:p text:style-name="Standard"/>
      <text:p text:style-name="P2">例として、コンテンツ /aaa/bbb.html は、拡張子がhtmlなので、html extension が選択されます。このコンテンツをphp extensionで記述したい場合、/aaa/bbb.html.phpというファイル名としてコンテンツを作成します。サイトマップ上は/aaa/bbb.htmlのままです。</text:p>
      <text:p text:style-name="P2"/>
      <text:p text:style-name="P2">本マニュアルでは、html extension の書式に絞って説明します。</text:p>
      <text:p text:style-name="P2"/>
      <text:p text:style-name="P2"/>
      <text:h text:style-name="Heading_20_2" text:outline-level="2"><text:soft-page-break/>コンテンツの<text:span text:style-name="T1">担当</text:span>範囲</text:h>
      <text:p text:style-name="P2">テーマは、コンテンツのHTMLソースを&lt;div id=”content” class=”contents”&gt;&lt;/div&gt;に包んで出力します。したがって、コンテンツの担当範囲はこの要素の内側となります。</text:p>
      <text:p text:style-name="P2"/>
      <text:p text:style-name="P2">場合によって、それ以外の領域にコンテンツからHTMLソースを出力することがあります。その場合も、class=”contents” が付いたdiv要素に内包されるのがルールとなります。</text:p>
      <text:p text:style-name="P2"/>
      <text:p text:style-name="P2"/>
      <text:p text:style-name="P6"/>
      <text:h text:style-name="Heading_20_1" text:outline-level="1">ローカルリソースファイルの取り扱い</text:h>
      <text:p text:style-name="P2">ローカルリソースファイルとは、コンテンツが独自に使用する画像やCSS、JavaScriptなどのファイル群を指します。どこに設置しても機能的な制限はないが、他のコンテンツのローカルリソースと混ざって区別が付かなくなると、後々取り扱いに困ることになるため、次のルールでコンテンツ単位に独自の領域を設けます。</text:p>
      <text:p text:style-name="P2"/>
      <text:list xml:id="list3369716961077878621" text:style-name="L2">
        <text:list-item>
          <text:p text:style-name="P9">コンテンツファイル本体と同じ階層に、コンテンツファイル名の拡張子を .files とした名前の専用のディレクトリを設置し、全てのリソースはその中で管理します。</text:p>
        </text:list-item>
        <text:list-item>
          <text:p text:style-name="P9">ローカルリソースディレクトリの中の整理分類は、コンテンツ制作者に任せます。</text:p>
        </text:list-item>
        <text:list-item>
          <text:p text:style-name="P9">他のコンテンツのローカルリソースにアクセスしてはなりません。</text:p>
        </text:list-item>
      </text:list>
      <text:p text:style-name="P2"/>
      <text:p text:style-name="P2">例えば、/aaa/hoge.html というコンテンツであれば、/aaa/hoge.files/* に全てのリソースファイルを格納します。</text:p>
      <text:p text:style-name="P2"/>
      <text:p text:style-name="P6"/>
      <text:h text:style-name="Heading_20_1" text:outline-level="1">HTMLコンテンツの書式</text:h>
      <text:p text:style-name="P2"/>
      <text:p text:style-name="P2">本マニュアルでは、デフォルトであるhtml extensionのコンテンツ書式について説明します。</text:p>
      <text:p text:style-name="P2"/>
      <text:h text:style-name="Heading_20_2" text:outline-level="2">コンテンツHTMLソースの範囲</text:h>
      <text:p text:style-name="P2">コンテンツのソースは、&lt;div class=”contents”&gt;&lt;/div&gt; の内側に設置される部分のみとなります。&lt;div class=”contents”&gt;&lt;/div&gt; 自体はテーマが作成するため、コンテンツには記載しません。</text:p>
      <text:p text:style-name="P2"/>
      <text:p text:style-name="P2">例：</text:p>
      <text:p text:style-name="P2">&lt;p&gt;ここはコンテンツの領域です。&lt;/p&gt;</text:p>
      <text:p text:style-name="P2"/>
      <text:h text:style-name="Heading_20_2" text:outline-level="2">コンテンツローカルCSSの読み込み</text:h>
      <text:p text:style-name="P2">CSSはヘッドセクション内に記述する必要があるが、コンテンツの領域は&lt;div class=”contents”&gt;&lt;/div&gt;の内側に限られるため、特別な手順でこのソースを登録する必要があります。<text:span text:style-name="T2">$px-&gt;theme()-&gt;send_content() に渡された</text:span>ソースは、ヘッドセクション内に出力されます。</text:p>
      <text:p text:style-name="P2"/>
      <text:p text:style-name="P2">例：</text:p>
      <text:p text:style-name="P3">&lt;?php ob_start(); ?&gt;</text:p>
      <text:p text:style-name="P3">&lt;!-- CSSの記述 --&gt;</text:p>
      <text:p text:style-name="P4">&lt;style type=”text/css”&gt;</text:p>
      <text:p text:style-name="P4">.contents .cont_hoge{</text:p>
      <text:p text:style-name="P4"><text:s text:c="4"/>color:#ff0000;</text:p>
      <text:p text:style-name="P4">}</text:p>
      <text:p text:style-name="P4">&lt;/style&gt;</text:p>
      <text:p text:style-name="P3">&lt;!-- CSSを外部化する場合 --&gt;</text:p>
      <text:p text:style-name="P3">&lt;link rel=”stylesheet” href=”/aaa/hoge.files/contents.css” type=”text/css” /&gt;<text:line-break/>&lt;?php $px-&gt;theme()-&gt;send_content( ob_get_clean(), 'head' ); ?&gt;</text:p>
      <text:p text:style-name="P4">&lt;div class=”cont_hoge”&gt;</text:p>
      <text:p text:style-name="P4">&lt;p&gt;ここはコンテンツの領域です。&lt;/p&gt;</text:p>
      <text:p text:style-name="P4"><text:soft-page-break/>&lt;/div&gt;</text:p>
      <text:p text:style-name="P4"/>
      <text:p text:style-name="P6"/>
      <text:h text:style-name="Heading_20_1" text:outline-level="1">CSSの書式</text:h>
      <text:p text:style-name="P2"/>
      <text:p text:style-name="P2">コンテンツが独自に定義するCSSは、サイト全体(テーマ)で一元的に管理されているCSSと干渉し合っては不都合があります。この問題を避けるため、次の規則を設けました。</text:p>
      <text:p text:style-name="P2"/>
      <text:list xml:id="list1179162430123429537" text:style-name="L3">
        <text:list-item>
          <text:p text:style-name="P10">コンテンツは、&lt;div class=”contents”&gt;&lt;/div&gt; の内側に設置される約束なので、コンテンツが独自に定義するCSSクラスは、.contents 以下にのみ効果があるように記述しなければなりません。</text:p>
        </text:list-item>
        <text:list-item>
          <text:p text:style-name="P10">コンテンツが独自に定義するCSSクラスには、接頭辞 cont を付加しなければなりません。</text:p>
        </text:list-item>
        <text:list-item>
          <text:p text:style-name="P10">テーマが提供するCSSモジュールの一部を改変して使うことはできません。ただし、テーマが明示的に許可している場合は、その範囲で改変することができます。</text:p>
        </text:list-item>
      </text:list>
      <text:p text:style-name="P2"/>
      <text:p text:style-name="P2"/>
      <text:h text:style-name="Heading_20_2" text:outline-level="2">定義済みのモジュール</text:h>
      <text:p text:style-name="P2">サイト全体に一元的に設計されているモジュールの一覧については、 PxFW_1x_contentsModules.odt を参照してください。</text:p>
      <text:p text:style-name="P2"/>
      <text:p text:style-name="P2"/>
      <text:p text:style-name="P2"/>
      <text:p text:style-name="P6"/>
      <text:h text:style-name="Heading_20_1" text:outline-level="1">JavaScript</text:h>
      <text:p text:style-name="P2"/>
      <text:p text:style-name="P2">コンテンツは独自にJavaSctiptを記述し、埋め込むことができます。</text:p>
      <text:p text:style-name="P2"/>
      <text:p text:style-name="P2">ただし、次の規則に従います。</text:p>
      <text:p text:style-name="P2"/>
      <text:list xml:id="list2598989277147278164" text:style-name="L4">
        <text:list-item>
          <text:p text:style-name="P11">ローカルなJavaScriptメソッドには、接頭辞contを付加します。</text:p>
        </text:list-item>
        <text:list-item>
          <text:p text:style-name="P11">コンテンツのHTMLソースは&lt;div class=”contents”&gt;&lt;/div&gt;に内包される規則のため、それ以外のDOMエレメントを改変するようなスクリプトを記述してはなりません。</text:p>
        </text:list-item>
        <text:list-item>
          <text:p text:style-name="P11">コンテンツが独自に定義したエレメントのid属性は、接頭辞contを付加します。</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ありません。</text:p>
      <text:p text:style-name="P2"/>
      <text:list xml:id="list6741625158770944721" text:style-name="L5">
        <text:list-item>
          <text:p text:style-name="P12">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ません。</text:p>
      <text:p text:style-name="P2"/>
      <text:list xml:id="list3813144966585695071" text:style-name="L6">
        <text:list-item>
          <text:p text:style-name="P13">(未定義)</text:p>
        </text:list-item>
      </text:list>
      <text:p text:style-name="P2"/>
      <text:p text:style-name="P2"/>
      <text:p text:style-name="P2"/>
      <text:p text:style-name="P6"/>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します。</text:p>
      <text:p text:style-name="P2">すべて小文字で統一します。</text:p>
      <text:p text:style-name="P2">例: get_page_info()</text:p>
      <text:p text:style-name="P2"><text:soft-page-break/></text:p>
      <text:p text:style-name="P2">グローバル領域に定義する必要がある場合は、接頭辞contで始まる名前とすること。</text:p>
      <text:p text:style-name="P2">例: cont_get_page_info()</text:p>
      <text:p text:style-name="P2"/>
      <text:h text:style-name="Heading_20_3" text:outline-level="3">JavaScriptのオブジェクト名</text:h>
      <text:p text:style-name="P2">キャメル記法に統一します。</text:p>
      <text:p text:style-name="P2">接頭辞contを付加します。</text:p>
      <text:p text:style-name="P2">例:contHogeHoge()</text:p>
      <text:p text:style-name="P2"/>
      <text:h text:style-name="Heading_20_3" text:outline-level="3">CSSクラス名</text:h>
      <text:p text:style-name="P2">アンダースコア記法を基本とします。</text:p>
      <text:p text:style-name="P2">すべて小文字を使用します。</text:p>
      <text:p text:style-name="P2">接頭辞contを付加します。</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します。</text:p>
      <text:p text:style-name="P2">すべて小文字を使用します。</text:p>
      <text:p text:style-name="P2">例: user_name</text:p>
      <text:p text:style-name="P2">例: user_email</text:p>
      <text:p text:style-name="P2"/>
      <text:p text:style-name="P2">※サイトの全体として定義する名前は全て大文字を使うことで区別されます。</text:p>
      <text:p text:style-name="P2"/>
      <text:h text:style-name="Heading_20_3" text:outline-level="3">その他</text:h>
      <text:p text:style-name="P2">複数形のsを厳密に取り扱います。</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OpenSymbol" svg:font-family="OpenSymbol"/>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20%" fo:font-weight="bold" style:font-name-asian="メイリオ1"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2" fo:font-size="14pt" fo:font-style="italic" fo:font-weight="bold" style:font-name-asian="メイリオ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メイリオ1" fo:font-size="14pt" fo:font-weight="bold" style:font-name-asian="メイリオ1"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1</text:page-number><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3-16T01:14:54</dc:date>
    <meta:editing-duration>PT16H14M32S</meta:editing-duration>
    <meta:editing-cycles>50</meta:editing-cycles>
    <meta:generator>OpenOffice.org/3.4.1$Unix OpenOffice.org_project/341m1$Build-9593</meta:generator>
    <dc:title>Pickles Framework 1.X コンテンツ制作マニュアル</dc:title>
    <meta:document-statistic meta:table-count="0" meta:image-count="0" meta:object-count="0" meta:page-count="11" meta:paragraph-count="134" meta:word-count="2609" meta:character-count="3761"/>
  </office:meta>
</office:document-meta>
</file>